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139in" table:align="left"/>
    </style:style>
    <style:style style:name="Table1.A" style:family="table-column">
      <style:table-column-properties style:column-width="0.4639in"/>
    </style:style>
    <style:style style:name="Table1.B" style:family="table-column">
      <style:table-column-properties style:column-width="1.4715in"/>
    </style:style>
    <style:style style:name="Table1.C" style:family="table-column">
      <style:table-column-properties style:column-width="1.009in"/>
    </style:style>
    <style:style style:name="Table1.D" style:family="table-column">
      <style:table-column-properties style:column-width="1.16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8681in" table:align="left"/>
    </style:style>
    <style:style style:name="Table2.A" style:family="table-column">
      <style:table-column-properties style:column-width="0.334in"/>
    </style:style>
    <style:style style:name="Table2.B" style:family="table-column">
      <style:table-column-properties style:column-width="0.925in"/>
    </style:style>
    <style:style style:name="Table2.C" style:family="table-column">
      <style:table-column-properties style:column-width="1.625in"/>
    </style:style>
    <style:style style:name="Table2.D" style:family="table-column">
      <style:table-column-properties style:column-width="1.98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5681in" table:align="left"/>
    </style:style>
    <style:style style:name="Table3.A" style:family="table-column">
      <style:table-column-properties style:column-width="0.4917in"/>
    </style:style>
    <style:style style:name="Table3.B" style:family="table-column">
      <style:table-column-properties style:column-width="0.916in"/>
    </style:style>
    <style:style style:name="Table3.C" style:family="table-column">
      <style:table-column-properties style:column-width="1.4125in"/>
    </style:style>
    <style:style style:name="Table3.D" style:family="table-column">
      <style:table-column-properties style:column-width="1.747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4201in" table:align="left"/>
    </style:style>
    <style:style style:name="Table4.A" style:family="table-column">
      <style:table-column-properties style:column-width="0.5007in"/>
    </style:style>
    <style:style style:name="Table4.B" style:family="table-column">
      <style:table-column-properties style:column-width="0.916in"/>
    </style:style>
    <style:style style:name="Table4.C" style:family="table-column">
      <style:table-column-properties style:column-width="1.5938in"/>
    </style:style>
    <style:style style:name="Table4.D" style:family="table-column">
      <style:table-column-properties style:column-width="1.409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7319in" table:align="left"/>
    </style:style>
    <style:style style:name="Table5.A" style:family="table-column">
      <style:table-column-properties style:column-width="0.4361in"/>
    </style:style>
    <style:style style:name="Table5.B" style:family="table-column">
      <style:table-column-properties style:column-width="0.916in"/>
    </style:style>
    <style:style style:name="Table5.C" style:family="table-column">
      <style:table-column-properties style:column-width="1.0618in"/>
    </style:style>
    <style:style style:name="Table5.D" style:family="table-column">
      <style:table-column-properties style:column-width="1.318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8868in" table:align="left"/>
    </style:style>
    <style:style style:name="Table6.A" style:family="table-column">
      <style:table-column-properties style:column-width="0.9264in"/>
    </style:style>
    <style:style style:name="Table6.B" style:family="table-column">
      <style:table-column-properties style:column-width="1.009in"/>
    </style:style>
    <style:style style:name="Table6.C" style:family="table-column">
      <style:table-column-properties style:column-width="0.951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6056in" table:align="left"/>
    </style:style>
    <style:style style:name="Table7.A" style:family="table-column">
      <style:table-column-properties style:column-width="0.9264in"/>
    </style:style>
    <style:style style:name="Table7.B" style:family="table-column">
      <style:table-column-properties style:column-width="1.009in"/>
    </style:style>
    <style:style style:name="Table7.C" style:family="table-column">
      <style:table-column-properties style:column-width="1.670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1931in" table:align="left"/>
    </style:style>
    <style:style style:name="Table8.A" style:family="table-column">
      <style:table-column-properties style:column-width="0.9264in"/>
    </style:style>
    <style:style style:name="Table8.B" style:family="table-column">
      <style:table-column-properties style:column-width="1.2667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Heading_20_5">
      <style:paragraph-properties fo:margin-left="0in" fo:margin-right="0in" fo:text-indent="0in" style:auto-text-indent="false"/>
    </style:style>
    <style:style style:name="P3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hatgpt.com/c/6956c04e-74e0-8326-a01b-c3bda89eab53#main" text:style-name="Internet_20_link" text:visited-style-name="Visited_20_Internet_20_Link">Gå vidare till innehållet</text:a></text:p>
      <text:section text:style-name="Sect1" text:name="stage-slideover-sidebar">
        <text:p text:style-name="P7"/>
      </text:section>
      <text:section text:style-name="Sect1" text:name="sidebar-header">
        <text:p text:style-name="P8"/>
      </text:section>
      <text:section text:style-name="Sect1" text:name="thread">
        <text:h text:style-name="P2" text:outline-level="5">Du sade:</text:h>
        <text:p text:style-name="P9">DENSIOMETER, VAD SKA jag spara i github</text:p>
      </text:section>
      <text:h text:style-name="Heading_20_6" text:outline-level="6"><draw:frame draw:style-name="fr1" draw:name="Frame1" text:anchor-type="char" svg:width="0.0161in" draw:z-index="0"><draw:text-box fo:min-height="0.0161in"><text:h text:style-name="P1" text:outline-level="2">Chatthistorik</text:h></draw:text-box></draw:frame>ChatGPT sade:</text:h>
      <text:p text:style-name="Text_20_body">Bra fråga. Tänk GitHub som <text:span text:style-name="Strong_20_Emphasis">källarkivet för allt som går att återskapa</text:span>, inte som en dump av hela projektmappen. För ditt <text:span text:style-name="Strong_20_Emphasis">densitometer-projekt</text:span> är det här det som är värt att spara – och det som du bör låta bli.</text:p>
      <text:p text:style-name="Text_20_body">Det som absolut ska ligga i GitHub är allt som beskriver <text:span text:style-name="Emphasis">hur</text:span> systemet byggs och fungerar.<text:line-break/>Dit hör först och främst <text:span text:style-name="Strong_20_Emphasis">Arduino-koden</text:span>. Lägg in alla versioner som källfiler (<text:span text:style-name="Source_20_Text">.ino</text:span> och eventuella <text:span text:style-name="Source_20_Text">.h/.cpp</text:span>), gärna i en struktur som <text:span text:style-name="Source_20_Text">/firmware/densitometer_v2_3/</text:span>. Kommenterad kod är guld – den är lika viktig som själva funktionen.</text:p>
      <text:p text:style-name="Text_20_body">Nästa viktiga del är <text:span text:style-name="Strong_20_Emphasis">scheman och elektronikunderlag</text:span>.<text:line-break/>Om du jobbar i KiCad: spara <text:span text:style-name="Source_20_Text">.kicad_sch</text:span>, <text:span text:style-name="Source_20_Text">.kicad_pcb</text:span>, projektfil och gärna PDF-exporter av schemat. Har du SVG-scheman (som dina annoterade översikter) är de perfekta för GitHub.</text:p>
      <text:p text:style-name="Text_20_body">All <text:span text:style-name="Strong_20_Emphasis">mekanik och frontpanel</text:span> hör också hemma där.<text:line-break/>FreeCAD-filer (<text:span text:style-name="Source_20_Text">.FCStd</text:span>), makron (<text:span text:style-name="Source_20_Text">.FCMacro</text:span>), samt exporterade DXF/SVG för frontpanel och gravyr. Det gör att vem som helst (inklusive du själv om två år) kan bygga om lådan exakt.</text:p>
      <text:p text:style-name="Text_20_body">Dokumentation är nästan lika viktig som hårdvaran.<text:line-break/>Ha en tydlig <text:span text:style-name="Source_20_Text">README.md</text:span> i roten som beskriver:<text:line-break/>– vad densitometern är<text:line-break/>– hårdvara (Arduino Nano Every, BPW34, LMC6462, LM317, IRLZ44N osv)<text:line-break/>– hur man kalibrerar (V₀, OD-formeln)<text:line-break/>– hur man kör koden</text:p>
      <text:p text:style-name="Text_20_body">Komplettera gärna med <text:span text:style-name="Source_20_Text">/docs/</text:span> där du lägger:<text:line-break/>– kopplingsguider<text:line-break/>– kalibreringsförklaringar<text:line-break/>– mätprincip (OD = log10(V₀/V))<text:line-break/>– versionshistorik</text:p>
      <text:p text:style-name="Text_20_body">En <text:span text:style-name="Strong_20_Emphasis">BOM</text:span> (Bill of Materials) bör alltid finnas.<text:line-break/>En enkel <text:span text:style-name="Source_20_Text">BOM.md</text:span> eller <text:span text:style-name="Source_20_Text">bom.csv</text:span> räcker: komponent, värde, kapsel, kommentar. Det gör projektet reproducerbart.</text:p>
      <text:p text:style-name="Text_20_body">Versionsmarkeringar och ändringslogg är också klokt.<text:line-break/>En <text:span text:style-name="Source_20_Text">CHANGELOG.md</text:span> där du skriver t.ex.<text:line-break/>“v2.2 – långtryck för kalibrering”<text:line-break/>“v2.3 – LCD + Nano Every”<text:line-break/>sparar enormt mycket tid.</text:p>
      <text:p text:style-name="Horizontal_20_Line"/>
      <text:p text:style-name="Text_20_body">Det här ska du <text:span text:style-name="Strong_20_Emphasis">inte</text:span> lägga i GitHub:</text:p>
      <text:p text:style-name="Text_20_body"><text:soft-page-break/>• Kompilerade filer (<text:span text:style-name="Source_20_Text">.hex</text:span>, <text:span text:style-name="Source_20_Text">.elf</text:span>) – de kan alltid byggas om<text:line-break/>• Temporära mappar (<text:span text:style-name="Source_20_Text">build/</text:span>, <text:span text:style-name="Source_20_Text">__pycache__</text:span>, <text:span text:style-name="Source_20_Text">.DS_Store</text:span>)<text:line-break/>• Lokala backupkopior<text:line-break/>• Mätdata som inte är referens (slumpmässiga testloggar)</text:p>
      <text:p text:style-name="Text_20_body">Använd en <text:span text:style-name="Source_20_Text">.gitignore</text:span> så att de aldrig råkar hamna där.</text:p>
      <text:p text:style-name="Horizontal_20_Line"/>
      <text:p text:style-name="Text_20_body">En mycket bra grundstruktur för ditt repo skulle vara:</text:p>
      <text:p text:style-name="P3"><text:span text:style-name="Source_20_Text">densitometer/</text:span></text:p>
      <text:p text:style-name="P5"><text:span text:style-name="Source_20_Text">├── README.md</text:span></text:p>
      <text:p text:style-name="P5"><text:span text:style-name="Source_20_Text">├── CHANGELOG.md</text:span></text:p>
      <text:p text:style-name="P5"><text:span text:style-name="Source_20_Text">├── firmware/</text:span></text:p>
      <text:p text:style-name="P5"><text:span text:style-name="Source_20_Text">│ <text:s text:c="2"/>└── densitometer_v2_3/</text:span></text:p>
      <text:p text:style-name="P5"><text:span text:style-name="Source_20_Text">├── hardware/</text:span></text:p>
      <text:p text:style-name="P5"><text:span text:style-name="Source_20_Text">│ <text:s text:c="2"/>├── schematics/</text:span></text:p>
      <text:p text:style-name="P5"><text:span text:style-name="Source_20_Text">│ <text:s text:c="2"/>├── pcb/</text:span></text:p>
      <text:p text:style-name="P5"><text:span text:style-name="Source_20_Text">│ <text:s text:c="2"/>└── bom/</text:span></text:p>
      <text:p text:style-name="P5"><text:span text:style-name="Source_20_Text">├── mechanics/</text:span></text:p>
      <text:p text:style-name="P5"><text:span text:style-name="Source_20_Text">│ <text:s text:c="2"/>├── freecad/</text:span></text:p>
      <text:p text:style-name="P5"><text:span text:style-name="Source_20_Text">│ <text:s text:c="2"/>└── frontpanel/</text:span></text:p>
      <text:p text:style-name="P5"><text:span text:style-name="Source_20_Text">├── docs/</text:span></text:p>
      <text:p text:style-name="P5"><text:span text:style-name="Source_20_Text">│ <text:s text:c="2"/>├── calibration.md</text:span></text:p>
      <text:p text:style-name="P5"><text:span text:style-name="Source_20_Text">│ <text:s text:c="2"/>└── theory.md</text:span></text:p>
      <text:p text:style-name="P6"><text:span text:style-name="Source_20_Text">└── .gitignore</text:span></text:p>
      <text:p text:style-name="Text_20_body">Vill du, kan jag hjälpa dig att:<text:line-break/>– skriva en färdig <text:span text:style-name="Source_20_Text">README.md</text:span><text:line-break/>– skapa <text:span text:style-name="Source_20_Text">.gitignore</text:span> anpassad för Arduino + KiCad + FreeCAD<text:line-break/>– strukturera om det du redan har lokalt så det är “Git-rent”</text:p>
      <text:p text:style-name="Text_20_body">Säg bara hur långt du vill ta det.</text:p>
      <text:h text:style-name="Heading_20_5" text:outline-level="5">Du sade:</text:h>
      <text:p text:style-name="Text_20_body">hur skapar man underbibliotek till repro</text:p>
      <text:h text:style-name="Heading_20_6" text:outline-level="6">ChatGPT sade:</text:h>
      <text:p text:style-name="Text_20_body">I Git finns egentligen inget som heter ”underbibliotek” i teknisk mening – man <text:span text:style-name="Strong_20_Emphasis">skapar helt enkelt vanliga kataloger</text:span> i ditt repo och låter Git versionshantera dem. Det är mycket enklare än det låter.</text:p>
      <text:p text:style-name="Text_20_body">Jag börjar med det normala och rekommenderade sättet, och tar sedan kort vad som är <text:span text:style-name="Emphasis">något annat</text:span> (submodules), så att begreppen inte blandas ihop.</text:p>
      <text:p text:style-name="Text_20_body">För ett vanligt repo gör du så här lokalt i terminalen:</text:p>
      <text:list text:style-name="L1">
        <text:list-item>
          <text:p text:style-name="P10">Gå till ditt repo</text:p>
        </text:list-item>
      </text:list>
      <text:p text:style-name="P4"><text:span text:style-name="Source_20_Text">cd densitometer</text:span></text:p>
      <text:list text:style-name="L2">
        <text:list-item>
          <text:p text:style-name="P11">Skapa kataloger (”underbibliotek”)</text:p>
        </text:list-item>
      </text:list>
      <text:p text:style-name="P3"><text:span text:style-name="Source_20_Text">mkdir firmware hardware docs mechanics</text:span></text:p>
      <text:p text:style-name="P6"><text:span text:style-name="Source_20_Text">mkdir hardware/schematics hardware/pcb hardware/bom</text:span></text:p>
      <text:list text:style-name="L3">
        <text:list-item>
          <text:p text:style-name="P12">Lägg in filer i dem<text:line-break/>Git bryr sig inte om tomma kataloger, så lägg alltid minst en fil:</text:p>
        </text:list-item>
      </text:list>
      <text:p text:style-name="P4"><text:soft-page-break/><text:span text:style-name="Source_20_Text">touch docs/README.md</text:span></text:p>
      <text:list text:style-name="L4">
        <text:list-item>
          <text:p text:style-name="P13">Lägg till i Git och commit</text:p>
        </text:list-item>
      </text:list>
      <text:p text:style-name="P3"><text:span text:style-name="Source_20_Text">git add .</text:span></text:p>
      <text:p text:style-name="P6"><text:span text:style-name="Source_20_Text">git commit -m "Add initial project directory structure"</text:span></text:p>
      <text:list text:style-name="L5">
        <text:list-item>
          <text:p text:style-name="P14">Skicka till GitHub</text:p>
        </text:list-item>
      </text:list>
      <text:p text:style-name="P4"><text:span text:style-name="Source_20_Text">git push</text:span></text:p>
      <text:p text:style-name="Text_20_body">Nu syns katalogerna direkt i GitHub-webben, och de fungerar precis som du förväntar dig.</text:p>
      <text:p text:style-name="Text_20_body">Det här är <text:span text:style-name="Strong_20_Emphasis">rätt lösning för ditt densitometer-projekt</text:span>. Firmware, schema, FreeCAD, dokumentation – allt hör hemma i samma repo som vanliga kataloger.</text:p>
      <text:p text:style-name="Horizontal_20_Line"/>
      <text:p text:style-name="Text_20_body">Viktigt att veta:<text:line-break/>Om du menar <text:span text:style-name="Strong_20_Emphasis">”ett repo i ett repo”</text:span>, alltså att ett underbibliotek pekar på ett <text:span text:style-name="Emphasis">annat</text:span> GitHub-repo, då pratar man om <text:span text:style-name="Strong_20_Emphasis">git submodule</text:span>. Det är mer avancerat och ofta onödigt för hobbyprojekt.</text:p>
      <text:p text:style-name="Text_20_body">Exempel på när submodule är rimligt:<text:line-break/>– om du delar samma Arduino-bibliotek mellan flera projekt<text:line-break/>– om du vill länka in ett externt repo utan att kopiera koden</text:p>
      <text:p text:style-name="Text_20_body">Så här ser det ut (endast som referens):</text:p>
      <text:p text:style-name="P4"><text:span text:style-name="Source_20_Text">git submodule add https://github.com/anvandare/common-lib firmware/lib/common</text:span></text:p>
      <text:p text:style-name="Text_20_body">Men: submodules kräver extra kommandon (<text:span text:style-name="Source_20_Text">git submodule update</text:span>, <text:span text:style-name="Source_20_Text">--recursive</text:span>) och är lätt att krångla till.<text:line-break/>För ditt fall: <text:span text:style-name="Strong_20_Emphasis">använd inte submodules</text:span>.</text:p>
      <text:p text:style-name="Horizontal_20_Line"/>
      <text:p text:style-name="Text_20_body">Sammanfattning, tydligt:</text:p>
      <text:p text:style-name="Text_20_body">• Underbibliotek = vanliga kataloger (<text:span text:style-name="Source_20_Text">mkdir</text:span>)<text:line-break/>• Git versionshanterar dem automatiskt när de innehåller filer<text:line-break/>• Commit + push → klart<text:line-break/>• Submodules = något annat, och inget du behöver nu</text:p>
      <text:p text:style-name="Text_20_body">Vill du, kan jag:<text:line-break/>– ge exakt katalogstruktur anpassad till det du redan har<text:line-break/>– hjälpa dig flytta befintliga filer rätt<text:line-break/>– skriva första <text:span text:style-name="Source_20_Text">README.md</text:span> så repot känns ”färdigt” direkt</text:p>
      <text:p text:style-name="Text_20_body">Säg bara 👍</text:p>
      <text:h text:style-name="Heading_20_5" text:outline-level="5">Du sade:</text:h>
      <text:p text:style-name="Text_20_body">vad har du sparat om dnsiometer</text:p>
      <text:h text:style-name="Heading_20_6" text:outline-level="6">ChatGPT sade:</text:h>
      <text:p text:style-name="Text_20_body">Här är en <text:span text:style-name="Strong_20_Emphasis">samlad och exakt genomgång av vad som faktiskt är sparat om ditt densitometer-projekt i minnet</text:span>, strukturerat så att du kan jämföra direkt mot vad som bör ligga i GitHub.</text:p>
      <text:p text:style-name="Text_20_body"><text:soft-page-break/>Jag har sparat <text:span text:style-name="Strong_20_Emphasis">hela densitometer-projektet som ett eget projekt (“densiometer”)</text:span>, inte utspritt. Det innehåller både hårdvara, mjukvara, mekanik, teori och versionshistorik.</text:p>
      <text:p text:style-name="Text_20_body">Först hårdvaran och elektroniken.<text:line-break/>Det finns komplett dokumentation för densitometerns mätkedja: BPW34-fotodiod back-biasad, LMC6462AIN som transimpedansförstärkare (TIA), med noggrant motiverade Rf/Cf-värden för olika densitetsområden. Matning, avkoppling, lågpassfilter mot Arduino A0 och användning av intern 1.1 V-referens är sparat i detalj.<text:line-break/>LED-delen är också fullt dokumenterad: LM317 som konstantströmskälla, IRLZ44N MOSFET-steg för nivåväxling, pulldown-motstånd, kylning och strömberäkningar. Det finns dessutom ett komplett annoterat SVG-schema (<text:span text:style-name="Source_20_Text">uv_led_lm317_mosfet_pulldown.svg</text:span>) som referens.</text:p>
      <text:p text:style-name="Text_20_body">Arduino-delen är mycket väl sparad.<text:line-break/>Det finns fullständig kodhistorik för Nano Every (v1.2 → v2.3):<text:line-break/>– seriestyrning och senare LCD-stöd (I²C 0x27, 16×2)<text:line-break/>– beräkning av OD = log10(V₀/V)<text:line-break/>– medelvärdesfiltrering<text:line-break/>– nivåstyrning (OFF/LOW/MID/HIGH)<text:line-break/>– långtryck för kalibrering av V₀<text:line-break/>– korrekt hantering av AREF för både UNO-klass och Nano Every<text:line-break/>All pin-mapping (LED, knappar, rotary, MOSFET-utgångar) är dokumenterad och verifierad mot schema.</text:p>
      <text:p text:style-name="Text_20_body">Mekaniken och frontpanelen är också sparade.<text:line-break/>Det finns en komplett FreeCAD-baserad frontpanel v2.3 (120×80×2 mm) med engelska etiketter, graverad stil, LCD-fönster, hålplacering och exportinstruktioner till DXF/STEP/STL. Ett färdigt FreeCAD-makro (<text:span text:style-name="Source_20_Text">densitometer_frontpanel_v23.FCMacro</text:span>) är sparat, inklusive dokumentation om hur det körs och justeras.</text:p>
      <text:p text:style-name="Text_20_body">Teori, mätprincip och tolkning är sparad separat.<text:line-break/>Det gäller särskilt:<text:line-break/>– hur “Time [s]” används som positionsindex vid gråkilsmätning<text:line-break/>– hur OD-kurvor och transmissionskurvor ska tolkas<text:line-break/>– exempel på realistiska mätvärden (V₀ ≈ 0.85 V, OD 0–0.9)<text:line-break/>– skillnaden mellan verklig tid och mätsekvens<text:line-break/>Detta är inte kod, utan metod- och fysikdokumentation.</text:p>
      <text:p text:style-name="Text_20_body">Dessutom finns strukturell och praktisk kunskap sparad.<text:line-break/>Till exempel:<text:line-break/>– hur KiCad multi-unit-symboler ska hanteras så att bara ett footprint skapas<text:line-break/>– varför alla units delar samma referens (U1)<text:line-break/>– bekräftelser på att kopplingar är elektriskt korrekta<text:line-break/>– rekommenderad projekt- och versionsstruktur</text:p>
      <text:p text:style-name="Text_20_body">Kort sammanfattning:<text:line-break/>Det som är sparat motsvarar <text:span text:style-name="Strong_20_Emphasis">ett komplett, reproducerbart instrument</text:span>: elektronik, kod, mekanik, teori och användning – inte bara fragment.</text:p>
      <text:p text:style-name="Text_20_body">Om du vill kan vi nu göra tre mycket konkreta nästa steg:</text:p>
      <text:list text:style-name="L6">
        <text:list-item>
          <text:p text:style-name="P15"><text:soft-page-break/>Mappa exakt detta sparade innehåll → GitHub-katalogstruktur</text:p>
        </text:list-item>
        <text:list-item>
          <text:p text:style-name="P15">Skapa en “master-README” som speglar det som faktiskt finns</text:p>
        </text:list-item>
        <text:list-item>
          <text:p text:style-name="P15">Kontrollera om något <text:span text:style-name="Emphasis">saknas</text:span> innan du betraktar repot som “färdigt”</text:p>
        </text:list-item>
      </text:list>
      <text:p text:style-name="Text_20_body">Säg vilket steg du vill börja med.</text:p>
      <text:h text:style-name="Heading_20_5" text:outline-level="5">Du sade:</text:h>
      <text:p text:style-name="Text_20_body">vilken hårdvara har du sparat</text:p>
      <text:h text:style-name="Heading_20_6" text:outline-level="6">ChatGPT sade:</text:h>
      <text:p text:style-name="Text_20_body">Här är <text:span text:style-name="Strong_20_Emphasis">exakt vilken hårdvara som är sparad för densitometer-projektet</text:span>, utan teori och utan mjukvara – bara fysiska komponenter och byggblock.</text:p>
      <text:p text:style-name="Text_20_body">Jag delar upp det i logiska delar, som du också kan använda rakt av i en GitHub-BOM eller README.</text:p>
      <text:p text:style-name="Text_20_body">Först <text:span text:style-name="Strong_20_Emphasis">huvudplattformen</text:span>.<text:line-break/>– <text:span text:style-name="Strong_20_Emphasis">Arduino Nano Every</text:span> (huvudstyrenhet)<text:line-break/>– USB-anslutning för ström och seriell debug<text:line-break/>– Gemensam GND mellan alla delsystem</text:p>
      <text:p text:style-name="Text_20_body">Sedan <text:span text:style-name="Strong_20_Emphasis">ljussensor / mätdel</text:span>.<text:line-break/>– <text:span text:style-name="Strong_20_Emphasis">BPW34 fotodiod</text:span><text:line-break/>– Back-biasad (katod till +5 V, anod till op-amp IN–)<text:line-break/>– <text:span text:style-name="Strong_20_Emphasis">LMC6462AIN</text:span> (dual op-amp, används som TIA)<text:line-break/>– En kanal aktiv (TIA), övrig kanal oanvänd<text:line-break/>– Återkopplingsmotstånd (Rf):<text:line-break/>– 100 kΩ / 1 MΩ / 10 MΩ (beroende på densitetsområde)<text:line-break/>– Stabilitetskondensator (Cf):<text:line-break/>– ca 22 pF – 1 nF beroende på Rf<text:line-break/>– Avkopplingskondensatorer:<text:line-break/>– 100 nF + 10 µF nära op-ampen<text:line-break/>– Lågpassfilter mot Arduino A0 (RC)</text:p>
      <text:p text:style-name="Text_20_body">Nästa del är <text:span text:style-name="Strong_20_Emphasis">ljuskälla / LED-drivning</text:span>.<text:line-break/>– <text:span text:style-name="Strong_20_Emphasis">UV-LED</text:span> (UVA, typiskt 365 nm)<text:line-break/>– <text:span text:style-name="Strong_20_Emphasis">LM317</text:span> konfigurerad som konstantströmskälla<text:line-break/>– <text:span text:style-name="Strong_20_Emphasis">IRLZ44N</text:span> MOSFET (en eller två steg)<text:line-break/>– För nivåväxling (LOW / MID / HIGH)<text:line-break/>– Strömställande motstånd för LM317<text:line-break/>– Gate-motstånd (typiskt 100–220 Ω)<text:line-break/>– Pulldown-motstånd på MOSFET-gate (≈100 kΩ)<text:line-break/>– Skyddsdioder där tillämpligt<text:line-break/>– Separat LED-matning (t.ex. 12 V), gemensam jord med Arduino<text:line-break/>– Kylfläns för LM317</text:p>
      <text:p text:style-name="Text_20_body">Sedan <text:span text:style-name="Strong_20_Emphasis">användargränssnitt (UI)</text:span>.<text:line-break/>– <text:span text:style-name="Strong_20_Emphasis">LCD 16×2 med I²C-adapter (PCF8574)</text:span><text:line-break/>– I²C-adress 0x27<text:line-break/><text:soft-page-break/>– Tryckknappar:<text:line-break/>– ON/OFF<text:line-break/>– Measure / Calibrate<text:line-break/>– <text:span text:style-name="Strong_20_Emphasis">Status-LED</text:span> (med seriemotstånd)<text:line-break/>– <text:span text:style-name="Strong_20_Emphasis">Rotary switch / rotary encoder</text:span><text:line-break/>– För val av ljusnivå (OFF / LOW / MID / HIGH)</text:p>
      <text:p text:style-name="Text_20_body">Mekanisk och fysisk integration.<text:line-break/>– Frontpanel: 120 × 80 × 2 mm<text:line-break/>– LCD-fönster utskuret<text:line-break/>– Hål för knappar, LED och rotary<text:line-break/>– FreeCAD-baserad design (sparad som hårdvara, inte bara ritning)<text:line-break/>– Distanser, skruv, muttrar (M3-klass)</text:p>
      <text:p text:style-name="Text_20_body">Anslutningar och smådelar.<text:line-break/>– Stiftlister (male/female)<text:line-break/>– Skruvplintar för LED-matning<text:line-break/>– Kopplingskablar (Dupont eller lödda)<text:line-break/>– Eventuellt perfboard eller PCB (båda stöds i dokumentationen)</text:p>
      <text:p text:style-name="Text_20_body">Kort sammanfattning i en mening:<text:line-break/>Det som är sparat är <text:span text:style-name="Strong_20_Emphasis">en komplett densitometer-hårdvara från UV-ljuskälla → analog mätkedja → Arduino → UI → mekanisk frontpanel</text:span>, med alla kritiska komponenter specificerade.</text:p>
      <text:p text:style-name="Text_20_body">Om du vill kan jag i nästa steg:<text:line-break/>– göra en <text:span text:style-name="Strong_20_Emphasis">ren BOM-lista (CSV/Markdown)</text:span><text:line-break/>– markera vad som är <text:span text:style-name="Strong_20_Emphasis">obligatoriskt vs valbart</text:span><text:line-break/>– anpassa hårdvarulistan exakt till vad du tänker lägga i GitHub</text:p>
      <text:p text:style-name="Text_20_body"/>
      <text:p text:style-name="Text_20_body"/>
      <text:p text:style-name="Standard"/>
      <text:h text:style-name="Heading_20_2" text:outline-level="2">Densitometer – BOM (Bill of Materials)</text:h>
      <text:h text:style-name="Heading_20_3" text:outline-level="3">🔴 OBLIGATORISKT – krävs för fungerande instrument</text:h>
      <text:h text:style-name="Heading_20_3" text:outline-level="3">1. Styrenhe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Ref</text:p>
            </table:table-cell>
            <table:table-cell table:style-name="Table1.A1" office:value-type="string">
              <text:p text:style-name="Table_20_Heading">Komponent</text:p>
            </table:table-cell>
            <table:table-cell table:style-name="Table1.A1" office:value-type="string">
              <text:p text:style-name="Table_20_Heading">Specifikation</text:p>
            </table:table-cell>
            <table:table-cell table:style-name="Table1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le1.A1" office:value-type="string">
            <text:p text:style-name="Table_20_Contents">MCU</text:p>
          </table:table-cell>
          <table:table-cell table:style-name="Table1.A1" office:value-type="string">
            <text:p text:style-name="Table_20_Contents">Arduino Nano Every</text:p>
          </table:table-cell>
          <table:table-cell table:style-name="Table1.A1" office:value-type="string">
            <text:p text:style-name="Table_20_Contents">ATmega4809</text:p>
          </table:table-cell>
          <table:table-cell table:style-name="Table1.A1" office:value-type="string">
            <text:p text:style-name="Table_20_Contents">Huvudstyrenhet</text:p>
          </table:table-cell>
        </table:table-row>
      </table:table>
      <text:p text:style-name="Horizontal_20_Line"/>
      <text:h text:style-name="Heading_20_3" text:outline-level="3">2. Ljussensor / mätkedja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Ref</text:p>
            </table:table-cell>
            <table:table-cell table:style-name="Table2.A1" office:value-type="string">
              <text:p text:style-name="Table_20_Heading">Komponent</text:p>
            </table:table-cell>
            <table:table-cell table:style-name="Table2.A1" office:value-type="string">
              <text:p text:style-name="Table_20_Heading">Specifikation</text:p>
            </table:table-cell>
            <table:table-cell table:style-name="Table2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le2.A1" office:value-type="string">
            <text:p text:style-name="Table_20_Contents">D1</text:p>
          </table:table-cell>
          <table:table-cell table:style-name="Table2.A1" office:value-type="string">
            <text:p text:style-name="Table_20_Contents">Fotodiod</text:p>
          </table:table-cell>
          <table:table-cell table:style-name="Table2.A1" office:value-type="string">
            <text:p text:style-name="Table_20_Contents">BPW34</text:p>
          </table:table-cell>
          <table:table-cell table:style-name="Table2.A1" office:value-type="string">
            <text:p text:style-name="Table_20_Contents">Back-biasad</text:p>
          </table:table-cell>
        </table:table-row>
        <table:table-row>
          <table:table-cell table:style-name="Table2.A1" office:value-type="string">
            <text:p text:style-name="Table_20_Contents">U1</text:p>
          </table:table-cell>
          <table:table-cell table:style-name="Table2.A1" office:value-type="string">
            <text:p text:style-name="Table_20_Contents">Op-amp</text:p>
          </table:table-cell>
          <table:table-cell table:style-name="Table2.A1" office:value-type="string">
            <text:p text:style-name="Table_20_Contents">LMC6462AIN (DIP-8)</text:p>
          </table:table-cell>
          <table:table-cell table:style-name="Table2.A1" office:value-type="string">
            <text:p text:style-name="Table_20_Contents">TIA</text:p>
          </table:table-cell>
        </table:table-row>
        <table:table-row>
          <table:table-cell table:style-name="Table2.A1" office:value-type="string">
            <text:p text:style-name="Table_20_Contents">R1</text:p>
          </table:table-cell>
          <table:table-cell table:style-name="Table2.A1" office:value-type="string">
            <text:p text:style-name="Table_20_Contents">Motstånd</text:p>
          </table:table-cell>
          <table:table-cell table:style-name="Table2.A1" office:value-type="string">
            <text:p text:style-name="Table_20_Contents">1 MΩ, 1 %</text:p>
          </table:table-cell>
          <table:table-cell table:style-name="Table2.A1" office:value-type="string">
            <text:p text:style-name="Table_20_Contents">TIA återkoppling (standard)</text:p>
          </table:table-cell>
        </table:table-row>
        <text:soft-page-break/>
        <table:table-row>
          <table:table-cell table:style-name="Table2.A1" office:value-type="string">
            <text:p text:style-name="Table_20_Contents">C1</text:p>
          </table:table-cell>
          <table:table-cell table:style-name="Table2.A1" office:value-type="string">
            <text:p text:style-name="Table_20_Contents">Kondensator</text:p>
          </table:table-cell>
          <table:table-cell table:style-name="Table2.A1" office:value-type="string">
            <text:p text:style-name="Table_20_Contents">100 pF</text:p>
          </table:table-cell>
          <table:table-cell table:style-name="Table2.A1" office:value-type="string">
            <text:p text:style-name="Table_20_Contents">TIA stabilitet</text:p>
          </table:table-cell>
        </table:table-row>
        <table:table-row>
          <table:table-cell table:style-name="Table2.A1" office:value-type="string">
            <text:p text:style-name="Table_20_Contents">C2</text:p>
          </table:table-cell>
          <table:table-cell table:style-name="Table2.A1" office:value-type="string">
            <text:p text:style-name="Table_20_Contents">Kondensator</text:p>
          </table:table-cell>
          <table:table-cell table:style-name="Table2.A1" office:value-type="string">
            <text:p text:style-name="Table_20_Contents">100 nF</text:p>
          </table:table-cell>
          <table:table-cell table:style-name="Table2.A1" office:value-type="string">
            <text:p text:style-name="Table_20_Contents">Avkoppling</text:p>
          </table:table-cell>
        </table:table-row>
        <table:table-row>
          <table:table-cell table:style-name="Table2.A1" office:value-type="string">
            <text:p text:style-name="Table_20_Contents">C3</text:p>
          </table:table-cell>
          <table:table-cell table:style-name="Table2.A1" office:value-type="string">
            <text:p text:style-name="Table_20_Contents">Kondensator</text:p>
          </table:table-cell>
          <table:table-cell table:style-name="Table2.A1" office:value-type="string">
            <text:p text:style-name="Table_20_Contents">10 µF</text:p>
          </table:table-cell>
          <table:table-cell table:style-name="Table2.A1" office:value-type="string">
            <text:p text:style-name="Table_20_Contents">Avkoppling</text:p>
          </table:table-cell>
        </table:table-row>
        <table:table-row>
          <table:table-cell table:style-name="Table2.A1" office:value-type="string">
            <text:p text:style-name="Table_20_Contents">R2</text:p>
          </table:table-cell>
          <table:table-cell table:style-name="Table2.A1" office:value-type="string">
            <text:p text:style-name="Table_20_Contents">Motstånd</text:p>
          </table:table-cell>
          <table:table-cell table:style-name="Table2.A1" office:value-type="string">
            <text:p text:style-name="Table_20_Contents">10 kΩ</text:p>
          </table:table-cell>
          <table:table-cell table:style-name="Table2.A1" office:value-type="string">
            <text:p text:style-name="Table_20_Contents">RC-filter till A0</text:p>
          </table:table-cell>
        </table:table-row>
        <table:table-row>
          <table:table-cell table:style-name="Table2.A1" office:value-type="string">
            <text:p text:style-name="Table_20_Contents">C4</text:p>
          </table:table-cell>
          <table:table-cell table:style-name="Table2.A1" office:value-type="string">
            <text:p text:style-name="Table_20_Contents">Kondensator</text:p>
          </table:table-cell>
          <table:table-cell table:style-name="Table2.A1" office:value-type="string">
            <text:p text:style-name="Table_20_Contents">100 nF</text:p>
          </table:table-cell>
          <table:table-cell table:style-name="Table2.A1" office:value-type="string">
            <text:p text:style-name="Table_20_Contents">RC-filter</text:p>
          </table:table-cell>
        </table:table-row>
      </table:table>
      <text:p text:style-name="Horizontal_20_Line"/>
      <text:h text:style-name="Heading_20_3" text:outline-level="3">3. Ljuskälla / LED-drivning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Ref</text:p>
            </table:table-cell>
            <table:table-cell table:style-name="Table3.A1" office:value-type="string">
              <text:p text:style-name="Table_20_Heading">Komponent</text:p>
            </table:table-cell>
            <table:table-cell table:style-name="Table3.A1" office:value-type="string">
              <text:p text:style-name="Table_20_Heading">Specifikation</text:p>
            </table:table-cell>
            <table:table-cell table:style-name="Table3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le3.A1" office:value-type="string">
            <text:p text:style-name="Table_20_Contents">LED1</text:p>
          </table:table-cell>
          <table:table-cell table:style-name="Table3.A1" office:value-type="string">
            <text:p text:style-name="Table_20_Contents">UV-LED</text:p>
          </table:table-cell>
          <table:table-cell table:style-name="Table3.A1" office:value-type="string">
            <text:p text:style-name="Table_20_Contents">365 nm UVA</text:p>
          </table:table-cell>
          <table:table-cell table:style-name="Table3.A1" office:value-type="string">
            <text:p text:style-name="Table_20_Contents">Ljuskälla</text:p>
          </table:table-cell>
        </table:table-row>
        <table:table-row>
          <table:table-cell table:style-name="Table3.A1" office:value-type="string">
            <text:p text:style-name="Table_20_Contents">U2</text:p>
          </table:table-cell>
          <table:table-cell table:style-name="Table3.A1" office:value-type="string">
            <text:p text:style-name="Table_20_Contents">Regulator</text:p>
          </table:table-cell>
          <table:table-cell table:style-name="Table3.A1" office:value-type="string">
            <text:p text:style-name="Table_20_Contents">LM317</text:p>
          </table:table-cell>
          <table:table-cell table:style-name="Table3.A1" office:value-type="string">
            <text:p text:style-name="Table_20_Contents">Konstantström</text:p>
          </table:table-cell>
        </table:table-row>
        <table:table-row>
          <table:table-cell table:style-name="Table3.A1" office:value-type="string">
            <text:p text:style-name="Table_20_Contents">Q1</text:p>
          </table:table-cell>
          <table:table-cell table:style-name="Table3.A1" office:value-type="string">
            <text:p text:style-name="Table_20_Contents">MOSFET</text:p>
          </table:table-cell>
          <table:table-cell table:style-name="Table3.A1" office:value-type="string">
            <text:p text:style-name="Table_20_Contents">IRLZ44N</text:p>
          </table:table-cell>
          <table:table-cell table:style-name="Table3.A1" office:value-type="string">
            <text:p text:style-name="Table_20_Contents">Nivåstyrning</text:p>
          </table:table-cell>
        </table:table-row>
        <table:table-row>
          <table:table-cell table:style-name="Table3.A1" office:value-type="string">
            <text:p text:style-name="Table_20_Contents">R3</text:p>
          </table:table-cell>
          <table:table-cell table:style-name="Table3.A1" office:value-type="string">
            <text:p text:style-name="Table_20_Contents">Motstånd</text:p>
          </table:table-cell>
          <table:table-cell table:style-name="Table3.A1" office:value-type="string">
            <text:p text:style-name="Table_20_Contents">3.9 Ω / 5.6 Ω / 10 Ω</text:p>
          </table:table-cell>
          <table:table-cell table:style-name="Table3.A1" office:value-type="string">
            <text:p text:style-name="Table_20_Contents">LED-ström (val av nivå)</text:p>
          </table:table-cell>
        </table:table-row>
        <table:table-row>
          <table:table-cell table:style-name="Table3.A1" office:value-type="string">
            <text:p text:style-name="Table_20_Contents">R4</text:p>
          </table:table-cell>
          <table:table-cell table:style-name="Table3.A1" office:value-type="string">
            <text:p text:style-name="Table_20_Contents">Motstånd</text:p>
          </table:table-cell>
          <table:table-cell table:style-name="Table3.A1" office:value-type="string">
            <text:p text:style-name="Table_20_Contents">150 Ω</text:p>
          </table:table-cell>
          <table:table-cell table:style-name="Table3.A1" office:value-type="string">
            <text:p text:style-name="Table_20_Contents">MOSFET gate</text:p>
          </table:table-cell>
        </table:table-row>
        <table:table-row>
          <table:table-cell table:style-name="Table3.A1" office:value-type="string">
            <text:p text:style-name="Table_20_Contents">R5</text:p>
          </table:table-cell>
          <table:table-cell table:style-name="Table3.A1" office:value-type="string">
            <text:p text:style-name="Table_20_Contents">Motstånd</text:p>
          </table:table-cell>
          <table:table-cell table:style-name="Table3.A1" office:value-type="string">
            <text:p text:style-name="Table_20_Contents">100 kΩ</text:p>
          </table:table-cell>
          <table:table-cell table:style-name="Table3.A1" office:value-type="string">
            <text:p text:style-name="Table_20_Contents">Gate pulldown</text:p>
          </table:table-cell>
        </table:table-row>
        <table:table-row>
          <table:table-cell table:style-name="Table3.A1" office:value-type="string">
            <text:p text:style-name="Table_20_Contents">HS1</text:p>
          </table:table-cell>
          <table:table-cell table:style-name="Table3.A1" office:value-type="string">
            <text:p text:style-name="Table_20_Contents">Kylfläns</text:p>
          </table:table-cell>
          <table:table-cell table:style-name="Table3.A1" office:value-type="string">
            <text:p text:style-name="Table_20_Contents">för LM317</text:p>
          </table:table-cell>
          <table:table-cell table:style-name="Table3.A1" office:value-type="string">
            <text:p text:style-name="Table_20_Contents">Obligatorisk</text:p>
          </table:table-cell>
        </table:table-row>
        <table:table-row>
          <table:table-cell table:style-name="Table3.A1" office:value-type="string">
            <text:p text:style-name="Table_20_Contents">PSU</text:p>
          </table:table-cell>
          <table:table-cell table:style-name="Table3.A1" office:value-type="string">
            <text:p text:style-name="Table_20_Contents">Nätadapter</text:p>
          </table:table-cell>
          <table:table-cell table:style-name="Table3.A1" office:value-type="string">
            <text:p text:style-name="Table_20_Contents">12 V DC</text:p>
          </table:table-cell>
          <table:table-cell table:style-name="Table3.A1" office:value-type="string">
            <text:p text:style-name="Table_20_Contents">LED-matning</text:p>
          </table:table-cell>
        </table:table-row>
      </table:table>
      <text:p text:style-name="Horizontal_20_Line"/>
      <text:h text:style-name="Heading_20_3" text:outline-level="3">4. Användargränssnitt (UI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Ref</text:p>
            </table:table-cell>
            <table:table-cell table:style-name="Table4.A1" office:value-type="string">
              <text:p text:style-name="Table_20_Heading">Komponent</text:p>
            </table:table-cell>
            <table:table-cell table:style-name="Table4.A1" office:value-type="string">
              <text:p text:style-name="Table_20_Heading">Specifikation</text:p>
            </table:table-cell>
            <table:table-cell table:style-name="Table4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le4.A1" office:value-type="string">
            <text:p text:style-name="Table_20_Contents">LCD1</text:p>
          </table:table-cell>
          <table:table-cell table:style-name="Table4.A1" office:value-type="string">
            <text:p text:style-name="Table_20_Contents">LCD</text:p>
          </table:table-cell>
          <table:table-cell table:style-name="Table4.A1" office:value-type="string">
            <text:p text:style-name="Table_20_Contents">16×2 + I²C (PCF8574)</text:p>
          </table:table-cell>
          <table:table-cell table:style-name="Table4.A1" office:value-type="string">
            <text:p text:style-name="Table_20_Contents">Adress 0x27</text:p>
          </table:table-cell>
        </table:table-row>
        <table:table-row>
          <table:table-cell table:style-name="Table4.A1" office:value-type="string">
            <text:p text:style-name="Table_20_Contents">SW1</text:p>
          </table:table-cell>
          <table:table-cell table:style-name="Table4.A1" office:value-type="string">
            <text:p text:style-name="Table_20_Contents">Tryckknapp</text:p>
          </table:table-cell>
          <table:table-cell table:style-name="Table4.A1" office:value-type="string">
            <text:p text:style-name="Table_20_Contents">SPST</text:p>
          </table:table-cell>
          <table:table-cell table:style-name="Table4.A1" office:value-type="string">
            <text:p text:style-name="Table_20_Contents">ON/OFF</text:p>
          </table:table-cell>
        </table:table-row>
        <table:table-row>
          <table:table-cell table:style-name="Table4.A1" office:value-type="string">
            <text:p text:style-name="Table_20_Contents">SW2</text:p>
          </table:table-cell>
          <table:table-cell table:style-name="Table4.A1" office:value-type="string">
            <text:p text:style-name="Table_20_Contents">Tryckknapp</text:p>
          </table:table-cell>
          <table:table-cell table:style-name="Table4.A1" office:value-type="string">
            <text:p text:style-name="Table_20_Contents">SPST</text:p>
          </table:table-cell>
          <table:table-cell table:style-name="Table4.A1" office:value-type="string">
            <text:p text:style-name="Table_20_Contents">Measure / Cal</text:p>
          </table:table-cell>
        </table:table-row>
        <table:table-row>
          <table:table-cell table:style-name="Table4.A1" office:value-type="string">
            <text:p text:style-name="Table_20_Contents">LED2</text:p>
          </table:table-cell>
          <table:table-cell table:style-name="Table4.A1" office:value-type="string">
            <text:p text:style-name="Table_20_Contents">LED</text:p>
          </table:table-cell>
          <table:table-cell table:style-name="Table4.A1" office:value-type="string">
            <text:p text:style-name="Table_20_Contents">3 mm</text:p>
          </table:table-cell>
          <table:table-cell table:style-name="Table4.A1" office:value-type="string">
            <text:p text:style-name="Table_20_Contents">Status</text:p>
          </table:table-cell>
        </table:table-row>
        <table:table-row>
          <table:table-cell table:style-name="Table4.A1" office:value-type="string">
            <text:p text:style-name="Table_20_Contents">R6</text:p>
          </table:table-cell>
          <table:table-cell table:style-name="Table4.A1" office:value-type="string">
            <text:p text:style-name="Table_20_Contents">Motstånd</text:p>
          </table:table-cell>
          <table:table-cell table:style-name="Table4.A1" office:value-type="string">
            <text:p text:style-name="Table_20_Contents">1 kΩ</text:p>
          </table:table-cell>
          <table:table-cell table:style-name="Table4.A1" office:value-type="string">
            <text:p text:style-name="Table_20_Contents">LED-seriemotstånd</text:p>
          </table:table-cell>
        </table:table-row>
      </table:table>
      <text:p text:style-name="Horizontal_20_Line"/>
      <text:h text:style-name="Heading_20_3" text:outline-level="3">5. Mekanik &amp; anslutning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Ref</text:p>
            </table:table-cell>
            <table:table-cell table:style-name="Table5.A1" office:value-type="string">
              <text:p text:style-name="Table_20_Heading">Komponent</text:p>
            </table:table-cell>
            <table:table-cell table:style-name="Table5.A1" office:value-type="string">
              <text:p text:style-name="Table_20_Heading">Specifikation</text:p>
            </table:table-cell>
            <table:table-cell table:style-name="Table5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le5.A1" office:value-type="string">
            <text:p text:style-name="Table_20_Contents">FP</text:p>
          </table:table-cell>
          <table:table-cell table:style-name="Table5.A1" office:value-type="string">
            <text:p text:style-name="Table_20_Contents">Frontpanel</text:p>
          </table:table-cell>
          <table:table-cell table:style-name="Table5.A1" office:value-type="string">
            <text:p text:style-name="Table_20_Contents">120×80×2 mm</text:p>
          </table:table-cell>
          <table:table-cell table:style-name="Table5.A1" office:value-type="string">
            <text:p text:style-name="Table_20_Contents">Aluminium / plast</text:p>
          </table:table-cell>
        </table:table-row>
        <table:table-row>
          <table:table-cell table:style-name="Table5.A1" office:value-type="string">
            <text:p text:style-name="Table_20_Contents">ST</text:p>
          </table:table-cell>
          <table:table-cell table:style-name="Table5.A1" office:value-type="string">
            <text:p text:style-name="Table_20_Contents">Distanser</text:p>
          </table:table-cell>
          <table:table-cell table:style-name="Table5.A1" office:value-type="string">
            <text:p text:style-name="Table_20_Contents">M3</text:p>
          </table:table-cell>
          <table:table-cell table:style-name="Table5.A1" office:value-type="string">
            <text:p text:style-name="Table_20_Contents">PCB-montage</text:p>
          </table:table-cell>
        </table:table-row>
        <table:table-row>
          <table:table-cell table:style-name="Table5.A1" office:value-type="string">
            <text:p text:style-name="Table_20_Contents">J1</text:p>
          </table:table-cell>
          <table:table-cell table:style-name="Table5.A1" office:value-type="string">
            <text:p text:style-name="Table_20_Contents">Skruvplint</text:p>
          </table:table-cell>
          <table:table-cell table:style-name="Table5.A1" office:value-type="string">
            <text:p text:style-name="Table_20_Contents">2-pol</text:p>
          </table:table-cell>
          <table:table-cell table:style-name="Table5.A1" office:value-type="string">
            <text:p text:style-name="Table_20_Contents">LED-matning</text:p>
          </table:table-cell>
        </table:table-row>
        <table:table-row>
          <table:table-cell table:style-name="Table5.A1" office:value-type="string">
            <text:p text:style-name="Table_20_Contents">HDR</text:p>
          </table:table-cell>
          <table:table-cell table:style-name="Table5.A1" office:value-type="string">
            <text:p text:style-name="Table_20_Contents">Stiftlist</text:p>
          </table:table-cell>
          <table:table-cell table:style-name="Table5.A1" office:value-type="string">
            <text:p text:style-name="Table_20_Contents">2.54 mm</text:p>
          </table:table-cell>
          <table:table-cell table:style-name="Table5.A1" office:value-type="string">
            <text:p text:style-name="Table_20_Contents">Arduino / signal</text:p>
          </table:table-cell>
        </table:table-row>
      </table:table>
      <text:p text:style-name="Horizontal_20_Line"/>
      <text:h text:style-name="Heading_20_2" text:outline-level="2">🟡 VALBART – utökning / flexibilitet</text:h>
      <text:h text:style-name="Heading_20_3" text:outline-level="3">A. Alternativa mätområden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Komponent</text:p>
            </table:table-cell>
            <table:table-cell table:style-name="Table6.A1" office:value-type="string">
              <text:p text:style-name="Table_20_Heading">Specifikation</text:p>
            </table:table-cell>
            <table:table-cell table:style-name="Table6.A1" office:value-type="string">
              <text:p text:style-name="Table_20_Heading">När</text:p>
            </table:table-cell>
          </table:table-row>
        </table:table-header-rows>
        <table:table-row>
          <table:table-cell table:style-name="Table6.A1" office:value-type="string">
            <text:p text:style-name="Table_20_Contents">R1a</text:p>
          </table:table-cell>
          <table:table-cell table:style-name="Table6.A1" office:value-type="string">
            <text:p text:style-name="Table_20_Contents">100 kΩ</text:p>
          </table:table-cell>
          <table:table-cell table:style-name="Table6.A1" office:value-type="string">
            <text:p text:style-name="Table_20_Contents">Låg densitet</text:p>
          </table:table-cell>
        </table:table-row>
        <table:table-row>
          <table:table-cell table:style-name="Table6.A1" office:value-type="string">
            <text:p text:style-name="Table_20_Contents">R1b</text:p>
          </table:table-cell>
          <table:table-cell table:style-name="Table6.A1" office:value-type="string">
            <text:p text:style-name="Table_20_Contents">10 MΩ</text:p>
          </table:table-cell>
          <table:table-cell table:style-name="Table6.A1" office:value-type="string">
            <text:p text:style-name="Table_20_Contents">Hög densitet</text:p>
          </table:table-cell>
        </table:table-row>
        <text:soft-page-break/>
        <table:table-row>
          <table:table-cell table:style-name="Table6.A1" office:value-type="string">
            <text:p text:style-name="Table_20_Contents">C1a</text:p>
          </table:table-cell>
          <table:table-cell table:style-name="Table6.A1" office:value-type="string">
            <text:p text:style-name="Table_20_Contents">22 pF</text:p>
          </table:table-cell>
          <table:table-cell table:style-name="Table6.A1" office:value-type="string">
            <text:p text:style-name="Table_20_Contents">För 100 kΩ</text:p>
          </table:table-cell>
        </table:table-row>
        <table:table-row>
          <table:table-cell table:style-name="Table6.A1" office:value-type="string">
            <text:p text:style-name="Table_20_Contents">C1b</text:p>
          </table:table-cell>
          <table:table-cell table:style-name="Table6.A1" office:value-type="string">
            <text:p text:style-name="Table_20_Contents">1 nF</text:p>
          </table:table-cell>
          <table:table-cell table:style-name="Table6.A1" office:value-type="string">
            <text:p text:style-name="Table_20_Contents">För 10 MΩ</text:p>
          </table:table-cell>
        </table:table-row>
      </table:table>
      <text:p text:style-name="Horizontal_20_Line"/>
      <text:h text:style-name="Heading_20_3" text:outline-level="3">B. Ljusstyrning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Komponent</text:p>
            </table:table-cell>
            <table:table-cell table:style-name="Table7.A1" office:value-type="string">
              <text:p text:style-name="Table_20_Heading">Specifikation</text:p>
            </table:table-cell>
            <table:table-cell table:style-name="Table7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le7.A1" office:value-type="string">
            <text:p text:style-name="Table_20_Contents">Q2</text:p>
          </table:table-cell>
          <table:table-cell table:style-name="Table7.A1" office:value-type="string">
            <text:p text:style-name="Table_20_Contents">IRLZ44N</text:p>
          </table:table-cell>
          <table:table-cell table:style-name="Table7.A1" office:value-type="string">
            <text:p text:style-name="Table_20_Contents">Extra nivå</text:p>
          </table:table-cell>
        </table:table-row>
        <table:table-row>
          <table:table-cell table:style-name="Table7.A1" office:value-type="string">
            <text:p text:style-name="Table_20_Contents">SW3</text:p>
          </table:table-cell>
          <table:table-cell table:style-name="Table7.A1" office:value-type="string">
            <text:p text:style-name="Table_20_Contents">Rotary switch</text:p>
          </table:table-cell>
          <table:table-cell table:style-name="Table7.A1" office:value-type="string">
            <text:p text:style-name="Table_20_Contents">OFF/LOW/MID/HIGH</text:p>
          </table:table-cell>
        </table:table-row>
        <table:table-row>
          <table:table-cell table:style-name="Table7.A1" office:value-type="string">
            <text:p text:style-name="Table_20_Contents">R7–R9</text:p>
          </table:table-cell>
          <table:table-cell table:style-name="Table7.A1" office:value-type="string">
            <text:p text:style-name="Table_20_Contents">Motstånd</text:p>
          </table:table-cell>
          <table:table-cell table:style-name="Table7.A1" office:value-type="string">
            <text:p text:style-name="Table_20_Contents">Nivåval</text:p>
          </table:table-cell>
        </table:table-row>
      </table:table>
      <text:p text:style-name="Horizontal_20_Line"/>
      <text:h text:style-name="Heading_20_3" text:outline-level="3">C. Mekanik / finish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Komponent</text:p>
            </table:table-cell>
            <table:table-cell table:style-name="Table8.A1" office:value-type="string">
              <text:p text:style-name="Table_20_Heading">Specifikation</text:p>
            </table:table-cell>
          </table:table-row>
        </table:table-header-rows>
        <table:table-row>
          <table:table-cell table:style-name="Table8.A1" office:value-type="string">
            <text:p text:style-name="Table_20_Contents">Kapsling</text:p>
          </table:table-cell>
          <table:table-cell table:style-name="Table8.A1" office:value-type="string">
            <text:p text:style-name="Table_20_Contents">Aluminium/plast</text:p>
          </table:table-cell>
        </table:table-row>
        <table:table-row>
          <table:table-cell table:style-name="Table8.A1" office:value-type="string">
            <text:p text:style-name="Table_20_Contents">Diffusor</text:p>
          </table:table-cell>
          <table:table-cell table:style-name="Table8.A1" office:value-type="string">
            <text:p text:style-name="Table_20_Contents">Opal akryl</text:p>
          </table:table-cell>
        </table:table-row>
        <table:table-row>
          <table:table-cell table:style-name="Table8.A1" office:value-type="string">
            <text:p text:style-name="Table_20_Contents">Ljussluss</text:p>
          </table:table-cell>
          <table:table-cell table:style-name="Table8.A1" office:value-type="string">
            <text:p text:style-name="Table_20_Contents">För ströljusskydd</text:p>
          </table:table-cell>
        </table:table-row>
      </table:table>
      <text:p text:style-name="Horizontal_20_Line"/>
      <text:h text:style-name="Heading_20_2" text:outline-level="2">CSV-version (redo för GitHub)</text:h>
      <text:p text:style-name="Text_20_body">Du kan lägga detta som <text:span text:style-name="Source_20_Text">hardware/bom/densitometer_bom.csv</text:span>:</text:p>
      <text:p text:style-name="P3"><text:span text:style-name="Source_20_Text">Category,Ref,Component,Specification,Comment</text:span></text:p>
      <text:p text:style-name="P5"><text:span text:style-name="Source_20_Text">MCU,MCU,Arduino Nano Every,ATmega4809,Main controller</text:span></text:p>
      <text:p text:style-name="P5"><text:span text:style-name="Source_20_Text">Sensor,D1,BPW34,Photodiode,Back-biased</text:span></text:p>
      <text:p text:style-name="P5"><text:span text:style-name="Source_20_Text">Analog,U1,LMC6462AIN,Op-amp DIP-8,TIA</text:span></text:p>
      <text:p text:style-name="P5"><text:span text:style-name="Source_20_Text">Analog,R1,Resistor,1MΩ 1%,TIA feedback</text:span></text:p>
      <text:p text:style-name="P5"><text:span text:style-name="Source_20_Text">Analog,C1,Capacitor,100pF,Stability</text:span></text:p>
      <text:p text:style-name="P5"><text:span text:style-name="Source_20_Text">LED,LED1,UV LED,365nm UVA,Light source</text:span></text:p>
      <text:p text:style-name="P5"><text:span text:style-name="Source_20_Text">LED,U2,LM317,TO-220,Constant current</text:span></text:p>
      <text:p text:style-name="P5"><text:span text:style-name="Source_20_Text">LED,Q1,IRLZ44N,MOSFET,Level control</text:span></text:p>
      <text:p text:style-name="P6"><text:span text:style-name="Source_20_Text">UI,LCD1,LCD 16x2,I2C PCF8574,Address 0x27</text:span></text:p>
      <text:p text:style-name="Horizontal_20_Line"/>
      <text:h text:style-name="Heading_20_3" text:outline-level="3">Rekommendation för GitHub</text:h>
      <text:p text:style-name="Text_20_body">✔ Lägg BOM i både <text:span text:style-name="Source_20_Text">BOM.md</text:span> <text:span text:style-name="Strong_20_Emphasis">och</text:span> <text:span text:style-name="Source_20_Text">bom.csv</text:span><text:line-break/>✔ Märk tydligt <text:span text:style-name="Emphasis">OBLIGATORISKT</text:span> / <text:span text:style-name="Emphasis">VALBART</text:span><text:line-break/>✔ Versionsmärk: <text:span text:style-name="Source_20_Text">Densitometer BOM v2.3</text:span></text:p>
      <text:p text:style-name="Text_20_body">Om du vill kan jag i nästa steg:<text:line-break/>– anpassa BOM exakt till <text:span text:style-name="Strong_20_Emphasis">din nuvarande koppling</text:span><text:line-break/>– lägga <text:span text:style-name="Strong_20_Emphasis">artikelnummer (ELFA / Mouser / Ali)</text:span><text:line-break/>– skapa <text:span text:style-name="Strong_20_Emphasis">README + BOM-länkning</text:span> automatiskt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2:33:35.134242961</meta:creation-date>
    <dc:date>2026-01-01T19:59:47.150164018</dc:date>
    <meta:editing-duration>PT7H21M</meta:editing-duration>
    <meta:editing-cycles>2</meta:editing-cycles>
    <meta:generator>LibreOffice/24.2.7.2$Linux_X86_64 LibreOffice_project/420$Build-2</meta:generator>
    <meta:document-statistic meta:table-count="8" meta:image-count="0" meta:object-count="0" meta:page-count="8" meta:paragraph-count="278" meta:word-count="1814" meta:character-count="12232" meta:non-whitespace-character-count="10619"/>
  </office:meta>
</office:document-meta>
</file>